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0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</style:style>
    <style:style style:name="P9" style:family="paragraph">
      <style:paragraph-properties fo:margin-left="0cm" fo:margin-right="0cm" fo:margin-top="0cm" fo:margin-bottom="0cm" fo:text-align="start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color="#000000" style:font-name="Segoe UI" fo:font-size="33pt" fo:text-shadow="none" fo:font-weight="bold" style:font-name-asian="Segoe UI1" style:font-size-asian="33pt" style:font-weight-asian="bold" style:font-name-complex="Segoe UI1" style:font-size-complex="33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46cm" svg:y="0.842cm">
          <draw:text-box>
            <text:p text:style-name="P1"><text:span text:style-name="T1">HYMN #441</text:span></text:p>
            <text:p text:style-name="P1"><text:span text:style-name="T2">“</text:span><text:span text:style-name="T3">Ride On, Ride On in Majest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366cm" svg:x="1.27cm" svg:y="1.016cm">
          <draw:text-box>
            <text:p text:style-name="P1"><text:span text:style-name="T4">1.</text:span><text:span text:style-name="T5"> Ride on, ride on in majesty!</text:span><text:span text:style-name="T5"><text:line-break/></text:span><text:span text:style-name="T5">Hark! All the tribes hosanna cry.</text:span><text:span text:style-name="T5"><text:line-break/></text:span><text:span text:style-name="T5">O Savior meek, pursue Thy road,</text:span><text:span text:style-name="T5"><text:line-break/></text:span><text:span text:style-name="T6">With palms and scattered garments strow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4.892cm" svg:height="7.011cm" svg:x="1.524cm" svg:y="0.797cm">
          <draw:text-box>
            <text:p text:style-name="P6"><text:span text:style-name="T7">2.</text:span><text:span text:style-name="T8"> Ride on, ride on in majesty!</text:span><text:span text:style-name="T8"><text:line-break/></text:span><text:span text:style-name="T8">In lowly pomp ride on to die.</text:span><text:span text:style-name="T8"><text:line-break/></text:span><text:span text:style-name="T8">O Christ, Thy triumphs now begin</text:span><text:span text:style-name="T8"><text:line-break/></text:span><text:span text:style-name="T8">O’er captive death and conquered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7" draw:layer="layout" svg:width="24.87cm" svg:height="7.011cm" svg:x="1.546cm" svg:y="0.886cm">
          <draw:text-box>
            <text:p text:style-name="P6"><text:span text:style-name="T7">3.</text:span><text:span text:style-name="T8"> Ride on, ride on in majesty!</text:span><text:span text:style-name="T8"><text:line-break/></text:span><text:span text:style-name="T8">The angel armies of the sky</text:span><text:span text:style-name="T8"><text:line-break/></text:span><text:span text:style-name="T8">Look down with sad and wond’ring eyes</text:span><text:span text:style-name="T8"><text:line-break/></text:span><text:span text:style-name="T8">To see the_approaching sacrif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7" draw:layer="layout" svg:width="24.638cm" svg:height="7.011cm" svg:x="1.524cm" svg:y="0.762cm">
          <draw:text-box>
            <text:p text:style-name="P6"><text:span text:style-name="T7">4.</text:span><text:span text:style-name="T8"> Ride on, ride on in majesty!</text:span><text:span text:style-name="T8"><text:line-break/></text:span><text:span text:style-name="T8">Thy last and fiercest strife is nigh.</text:span><text:span text:style-name="T8"><text:line-break/></text:span><text:span text:style-name="T8">The Father on His sapphire throne</text:span><text:span text:style-name="T8"><text:line-break/></text:span><text:span text:style-name="T8">Awaits His own anointed 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10" draw:layer="layout" svg:width="24.892cm" svg:height="10.771cm" svg:x="1.524cm" svg:y="0.762cm">
          <draw:text-box>
            <text:p text:style-name="P8"><text:span text:style-name="T7">5.</text:span><text:span text:style-name="T8"> Ride on, ride on in majesty!</text:span></text:p>
            <text:p text:style-name="P8"><text:span text:style-name="T8">In lowly pomp ride on to die.</text:span></text:p>
            <text:p text:style-name="P8"><text:span text:style-name="T8">Bow Thy meek head to mortal pain,</text:span></text:p>
            <text:p text:style-name="P1"><text:span text:style-name="T8">Then take, O God, Thy pow’r and reign.</text:span></text:p>
            <text:p text:style-name="P1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9:51:58.489000000</meta:creation-date>
    <dc:title>Hymn template</dc:title>
    <meta:editing-duration>PT18M56S</meta:editing-duration>
    <meta:editing-cycles>7</meta:editing-cycles>
    <meta:generator>LibreOffice/6.1.3.2$Windows_X86_64 LibreOffice_project/86daf60bf00efa86ad547e59e09d6bb77c699acb</meta:generator>
    <meta:initial-creator>Arthur Hoch</meta:initial-creator>
    <dc:date>2019-01-17T19:11:42.858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3-26T19:51:58.177000000"/>
  </office:meta>
</office:document-meta>
</file>